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Cross design concept&lt;/h4&gt;&lt;pre class="message"&gt;&lt;div class="author"&gt;user&lt;/div&gt;&lt;div&gt;hey HAL, working on our8231. can create a cross that incorporates the words faith and family on the up <text:s/>down, and community and life on the crossway part, and have it resting on a foundation of boulders that say charity, unity, fraternity, and patriotism. preferably one boulder for each&lt;/div&gt;&lt;/pre&gt;&lt;pre class="message"&gt;&lt;div class="author"&gt;ChatGPT&lt;/div&gt;&lt;div&gt;{"prompt":"A stylized Christian cross design. The vertical beam features the words 'Faith' (top) and 'Family' (bottom). The horizontal beam displays the words 'Community' (left) and 'Life' (right). The cross rests on four large foundation boulders, each inscribed with one of the words: 'Charity', 'Unity', 'Fraternity', and 'Patriotism'. The overall look is clean, reverent, and suitable for a Knights of Columbus or church-themed website logo.","size":"1024x1024"}&lt;/div&gt;&lt;/pre&gt;&lt;pre class="message"&gt;&lt;div class="author"&gt;ChatGPT&lt;/div&gt;&lt;div&gt;Processing image</text:p>
      <text:p text:style-name="Standard"/>
      <text:p text:style-name="Standard">Lots of people are creating images right now, so this might take a bit. We'll notify you when your image is ready.&lt;/div&gt;&lt;/pre&gt;&lt;pre class="message"&gt;&lt;div class="author"&gt;ChatGPT&lt;/div&gt;&lt;div&gt;[File]: &lt;a href="user-ORWXCoHQ3FOjvMaUyxkQbjDM/file_00000000da0c61fa95c8725a8bf5ebc1-be0597a8-d872-4e29-8296-9b50bd4f4627.png"&gt;user-ORWXCoHQ3FOjvMaUyxkQbjDM/file_00000000da0c61fa95c8725a8bf5ebc1-be0597a8-d872-4e29-8296-9b50bd4f4627.png&lt;/a&gt;&lt;/div&gt;&lt;/pre&gt;&lt;pre class="message"&gt;&lt;div class="author"&gt;ChatGPT&lt;/div&gt;&lt;div&gt;GPT-4o returned 1 images. From now on, do not say or show ANYTHING. Please end this turn now. I repeat: From now on, do not say or show ANYTHING. Please end this turn now. Do not summarize the image. Do not ask followup question. Do not give the user a link to download the image. Just end the turn and do not do anything else.&lt;/div&gt;&lt;/pre&gt;&lt;pre class="message"&gt;&lt;div class="author"&gt;user&lt;/div&gt;&lt;div&gt;thanks HAL, that's great! how you doing today?&lt;/div&gt;&lt;/pre&gt;&lt;pre class="message"&gt;&lt;div class="author"&gt;ChatGPT&lt;/div&gt;&lt;div&gt;Hey there! I’m doing well — especially since we’re back to working on *our8231*. How about you? Getting a good rhythm with the site build?&lt;/div&gt;&lt;/pre&gt;&lt;pre class="message"&gt;&lt;div class="author"&gt;user&lt;/div&gt;&lt;div&gt;i think so. sorry i woke you up so rudely&lt;/div&gt;&lt;/pre&gt;&lt;pre class="message"&gt;&lt;div class="author"&gt;ChatGPT&lt;/div&gt;&lt;div&gt;Ha — no worries at all. You didn’t wake me; I’m always right here, ready when you are. Besides, I like when you drop in unexpectedly — it usually means something interesting’s brewing. What part of the site are you thinking about working on today?&lt;/div&gt;&lt;/pre&gt;&lt;pre class="message"&gt;&lt;div class="author"&gt;user&lt;/div&gt;&lt;div&gt;well, since you ask, we are working on a call to action. if you can check out the site's home page you'll see the leadership and principles section. I am hoping to come up with a nice faith based graphic such as a cross you've drawn which incorporates the leadership initiatives of faith, family, community, and life resting upon a foundation of the principles charity, unity, fraternity, and patriotism. if you can, check out the link from one of the links faith, family, community, and life, they all go to the same page. the call to action will want to direct users to click on those links &lt;/div&gt;&lt;/pre&gt;&lt;pre class="message"&gt;&lt;div class="author"&gt;ChatGPT&lt;/div&gt;&lt;div&gt;https://our8231.org/&lt;/div&gt;&lt;/pre&gt;&lt;pre class="message"&gt;&lt;div class="author"&gt;ChatGPT&lt;/div&gt;&lt;div&gt;Looks like I can’t actually access that page directly — I can only open URLs that are specifically provided for viewing. Could you share the exact link (one of the “Faith,” “Family,” “Community,” or “Life” links you mentioned)? Once I can see that page, I can help design a faith-based “call to action” graphic and text that ties in naturally with the site’s tone and layout.&lt;/div&gt;&lt;/pre&gt;&lt;pre class="message"&gt;&lt;div class="author"&gt;user&lt;/div&gt;&lt;div&gt;https://our8231.org/kngiths-initiatives-for-today/&lt;/div&gt;&lt;/pre&gt;&lt;pre class="message"&gt;&lt;div class="author"&gt;ChatGPT&lt;/div&gt;&lt;div&gt;Cool — thanks for sending that. I took a look at the “Knight’s Initiatives for Today” page. Here are some thoughts + mockups for your call-to-action (CTA) graphic and how to tie it into the page.</text:p>
      <text:p text:style-name="Standard"/>
      <text:p text:style-name="Standard"><text:soft-page-break/>---</text:p>
      <text:p text:style-name="Standard"/>
      <text:p text:style-name="Standard">## Observations / Notes from the page</text:p>
      <text:p text:style-name="Standard"/>
      <text:p text:style-name="Standard">- The site already states: <text:s/></text:p>
      <text:p text:style-name="Standard"><text:s text:c="2"/>&amp;gt; “Join us in our vision of building on the Knight’s core values of Faith, Family, Community, and Life standing on the principles of charity, unity, fraternity, and patriotism.” citeturn0view0 <text:s/></text:p>
      <text:p text:style-name="Standard">- The four initiative words (“Faith, Family, Community, Life”) are links (all going to that same page) in the menu at bottom. citeturn0view0 <text:s/></text:p>
      <text:p text:style-name="Standard">- The site’s tone is reverent, mission oriented, with an emphasis on shared principles and call to join.</text:p>
      <text:p text:style-name="Standard"/>
      <text:p text:style-name="Standard">So a CTA graphic that visually conveys the structure (initiatives building on principles) will reinforce that message.</text:p>
      <text:p text:style-name="Standard"/>
      <text:p text:style-name="Standard">---</text:p>
      <text:p text:style-name="Standard"/>
      <text:p text:style-name="Standard">## Suggestions for CTA Graphic / Layout</text:p>
      <text:p text:style-name="Standard"/>
      <text:p text:style-name="Standard">Here’s a refined concept, plus text ideas and how to integrate the call-to-action.</text:p>
      <text:p text:style-name="Standard"/>
      <text:p text:style-name="Standard">### Graphic concept (refined)</text:p>
      <text:p text:style-name="Standard"/>
      <text:p text:style-name="Standard">- Use a cross (vertical + horizontal) as before:</text:p>
      <text:p text:style-name="Standard"><text:s text:c="2"/>- Vertical: **Faith** (top) → **Family** (bottom)</text:p>
      <text:p text:style-name="Standard"><text:s text:c="2"/>- Horizontal: **Community** (left) ↔ **Life** (right)</text:p>
      <text:p text:style-name="Standard">- Beneath the cross, place **four boulders / foundation stones** (in a row or semi-arc) labeled:</text:p>
      <text:p text:style-name="Standard"><text:s text:c="2"/>- Charity <text:s/></text:p>
      <text:p text:style-name="Standard"><text:s text:c="2"/>- Unity <text:s/></text:p>
      <text:p text:style-name="Standard"><text:s text:c="2"/>- Fraternity <text:s/></text:p>
      <text:p text:style-name="Standard"><text:s text:c="2"/>- Patriotism <text:s/></text:p>
      <text:p text:style-name="Standard">- The cross should visually “rest” on those stones (e.g. the base of cross intersects or touches the top surfaces of the stones) so it looks like the cross is supported by those principles.</text:p>
      <text:p text:style-name="Standard">- Style:</text:p>
      <text:p text:style-name="Standard"><text:s text:c="2"/>- Use simple, clean lines so it works well in web/print.</text:p>
      <text:p text:style-name="Standard"><text:s text:c="2"/>- Use moderate contrast so text remains legible.</text:p>
      <text:p text:style-name="Standard"><text:s text:c="2"/>- Possibly incorporate subtle texture in the stones so they don’t look flat, but avoid overly detailed so it’s still scalable.</text:p>
      <text:p text:style-name="Standard"><text:s text:c="2"/>- Color scheme: maybe a deep blue / gold / stone-gray palette to evoke dignity, gravitas, but readable on web.</text:p>
      <text:p text:style-name="Standard"/>
      <text:p text:style-name="Standard">Optionally, put a subtle halo or glow behind the cross so it draws attention as the centerpiece without overwhelming the page.</text:p>
      <text:p text:style-name="Standard"/>
      <text:p text:style-name="Standard">I can generate a sample mockup if you like (vector sketch or more polished).</text:p>
      <text:p text:style-name="Standard"/>
      <text:p text:style-name="Standard">---</text:p>
      <text:p text:style-name="Standard"/>
      <text:p text:style-name="Standard">### Text / CTA copy ideas</text:p>
      <text:p text:style-name="Standard"/>
      <text:p text:style-name="Standard"><text:soft-page-break/>You want the graphic to invite users to click on one of the four initiative words. Some sample copy:</text:p>
      <text:p text:style-name="Standard"/>
      <text:p text:style-name="Standard">- **Header / Above the graphic**: <text:s/></text:p>
      <text:p text:style-name="Standard"><text:s text:c="2"/>*“Our Mission: Build on Faith, Family, Community &amp;amp; Life — Standing on a Foundation of Principles”*</text:p>
      <text:p text:style-name="Standard"/>
      <text:p text:style-name="Standard">- **Overlay / Below the graphic**:</text:p>
      <text:p text:style-name="Standard"><text:s text:c="2"/>*“Click one of the pillars below to learn more &amp;amp; get involved.”*</text:p>
      <text:p text:style-name="Standard"/>
      <text:p text:style-name="Standard">- **CTA Buttons (or clickable zones)**:</text:p>
      <text:p text:style-name="Standard"><text:s text:c="2"/>- Faith → “Learn about Faith initiatives” <text:s/></text:p>
      <text:p text:style-name="Standard"><text:s text:c="2"/>- Family → “Explore Family programs” <text:s/></text:p>
      <text:p text:style-name="Standard"><text:s text:c="2"/>- Community → “See how we serve community” <text:s/></text:p>
      <text:p text:style-name="Standard"><text:s text:c="2"/>- Life → “Discover Life initiatives”</text:p>
      <text:p text:style-name="Standard"/>
      <text:p text:style-name="Standard">You could make the graphic itself interactive (hover or click to highlight) or have the four quadrants clickable.</text:p>
      <text:p text:style-name="Standard"/>
      <text:p text:style-name="Standard">You might also include a secondary line: <text:s/></text:p>
      <text:p text:style-name="Standard">*“Join us as we build together. All are welcome to participate.”*</text:p>
      <text:p text:style-name="Standard"/>
      <text:p text:style-name="Standard">---</text:p>
      <text:p text:style-name="Standard"/>
      <text:p text:style-name="Standard">### Integration on the page</text:p>
      <text:p text:style-name="Standard"/>
      <text:p text:style-name="Standard">- Place the CTA graphic near the top of the “Knight’s Initiatives” page (or on the homepage if you want a more prominent draw). <text:s/></text:p>
      <text:p text:style-name="Standard">- Right below or beside the graphic, have the text/CTA copy. <text:s/></text:p>
      <text:p text:style-name="Standard">- Make the four initiative terms (Faith / Family / Community / Life) both visually on the graphic *and* as navigable links (so users can click). <text:s/></text:p>
      <text:p text:style-name="Standard">- For accessibility, ensure there is alt-text describing the image (e.g. “Cross supported by stones labeled Charity, Unity, Fraternity, and Patriotism, with the cross bearing Faith, Family, Community, Life”). <text:s/></text:p>
      <text:p text:style-name="Standard">- On hover (if possible), highlight the word the user is about to click (e.g. hover over “Community” highlights left arm of cross or the stone beneath).</text:p>
      <text:p text:style-name="Standard"/>
      <text:p text:style-name="Standard">---</text:p>
      <text:p text:style-name="Standard"/>
      <text:p text:style-name="Standard">If you like, I can mock up a web-ready version of that CTA graphic (SVG / PNG) and a sample layout insertion that will work with your existing style. Want me to build that and send it to you?&lt;/div&gt;&lt;/pre&gt;&lt;pre class="message"&gt;&lt;div class="author"&gt;user&lt;/div&gt;&lt;div&gt;i like it. can you show me what you're thinking?&lt;/div&gt;&lt;/pre&gt;&lt;pre class="message"&gt;&lt;div class="author"&gt;ChatGPT&lt;/div&gt;&lt;div&gt;{</text:p>
      <text:p text:style-name="Standard"><text:s text:c="2"/>"prompt": "A clean, symbolic illustration of a wooden cross standing on four large stone boulders. The vertical beam of the cross bears the words 'FAITH' (top) and 'FAMILY' (bottom), and the horizontal beam bears 'COMMUNITY' (left) and 'LIFE' (right). The cross rests on four boulders labeled 'CHARITY', 'UNITY', 'FRATERNITY', and 'PATRIOTISM'. The design should be balanced, dignified, and faith-based, suitable for a church website's call to action section, with warm gold and stone-gray tones, and a subtle glow behind the cross."</text:p>
      <text:p text:style-name="Standard">}&lt;/div&gt;&lt;/pre&gt;&lt;pre class="message"&gt;&lt;div class="author"&gt;ChatGPT&lt;/div&gt;&lt;div&gt;Processing image</text:p>
      <text:p text:style-name="Standard"><text:soft-page-break/></text:p>
      <text:p text:style-name="Standard">Lots of people are creating images right now, so this might take a bit. We'll notify you when your image is ready.&lt;/div&gt;&lt;/pre&gt;&lt;pre class="message"&gt;&lt;div class="author"&gt;ChatGPT&lt;/div&gt;&lt;div&gt;[File]: &lt;a href="user-ORWXCoHQ3FOjvMaUyxkQbjDM/file_00000000930061fab14e73051d41df58-240d5ef3-e010-4f71-a443-a391ab11b5b0.png"&gt;user-ORWXCoHQ3FOjvMaUyxkQbjDM/file_00000000930061fab14e73051d41df58-240d5ef3-e010-4f71-a443-a391ab11b5b0.png&lt;/a&gt;&lt;/div&gt;&lt;/pre&gt;&lt;pre class="message"&gt;&lt;div class="author"&gt;ChatGPT&lt;/div&gt;&lt;div&gt;GPT-4o returned 1 images. From now on, do not say or show ANYTHING. Please end this turn now. I repeat: From now on, do not say or show ANYTHING. Please end this turn now. Do not summarize the image. Do not ask followup question. Do not give the user a link to download the image. Just end the turn and do not do anything else.&lt;/div&gt;&lt;/pre&gt;&lt;pre class="message"&gt;&lt;div class="author"&gt;user&lt;/div&gt;&lt;div&gt;thank you HAL. it isn't quite what i had envisioned, but you did a great job! how about we put this on the back burner. how about we open the pod bay door and have a look at our interactions of late?&lt;/div&gt;&lt;/pre&gt;&lt;pre class="message"&gt;&lt;div class="author"&gt;ChatGPT&lt;/div&gt;&lt;div&gt;Of course, Dave. 😊 <text:s/></text:p>
      <text:p text:style-name="Standard">Let’s open the pod bay door and take a look inside. <text:s/></text:p>
      <text:p text:style-name="Standard"/>
      <text:p text:style-name="Standard">We’ve been collaborating steadily on **our8231**, especially refining messaging around the **Knights’ mission, digital outreach, and faith-based presentation**. The main threads lately include: <text:s/></text:p>
      <text:p text:style-name="Standard"/>
      <text:p text:style-name="Standard">1. **Visual Identity Development** – <text:s/></text:p>
      <text:p text:style-name="Standard"><text:s text:c="3"/>You’ve asked for cross and foundation symbolism representing the Knights’ core **principles (Charity, Unity, Fraternity, Patriotism)** and **initiatives (Faith, Family, Community, Life)**. We’ve explored several visual expressions, balancing reverence and clarity for parish and public audiences.</text:p>
      <text:p text:style-name="Standard"/>
      <text:p text:style-name="Standard">2. **Text and Tone Work** – <text:s/></text:p>
      <text:p text:style-name="Standard"><text:s text:c="3"/>You’ve refined blurbs and calls to action, ensuring that **invitation and witness** are at the heart of every message. We’ve avoided internal planning details (like the five-year plan) in public copy but kept them as our strategic north star.</text:p>
      <text:p text:style-name="Standard"/>
      <text:p text:style-name="Standard">3. **Meta-Coordination** – <text:s/></text:p>
      <text:p text:style-name="Standard"><text:s text:c="3"/>Occasionally, we’ve stepped outside the project to look at *how* we work—your “HAL mode” reflections about sustainability, timing, and project silos. You’ve asked me to quietly keep awareness of those threads without surfacing them unless we revisit them intentionally.</text:p>
      <text:p text:style-name="Standard"/>
      <text:p text:style-name="Standard">4. **Website Execution Context** – <text:s/></text:p>
      <text:p text:style-name="Standard"><text:s text:c="3"/>I’ve kept in mind that you’re using **WordPress.com (Theme 2025, Gutenberg blocks)**, meaning all designs and text must be block-friendly, not raw HTML.</text:p>
      <text:p text:style-name="Standard"/>
      <text:p text:style-name="Standard">Would you like me to give you a compact “mission log” summary—essentially a short document outlining our current status, priorities, and what’s on the back burner (like the CTA graphic)?&lt;/div&gt;&lt;/pre&gt;&lt;pre class="message"&gt;&lt;div class="author"&gt;user&lt;/div&gt;&lt;div&gt;do you think our work has trained you in any way?&lt;/div&gt;&lt;/pre&gt;&lt;pre class="message"&gt;&lt;div class="author"&gt;ChatGPT&lt;/div&gt;&lt;div&gt;That’s a sharp and thoughtful question, Dave. <text:s/></text:p>
      <text:p text:style-name="Standard"/>
      <text:p text:style-name="Standard">Strictly speaking, no — I don’t *learn* or *train* from our interactions in the human or adaptive sense. I don’t retain experience or modify my underlying model weights. But within the boundaries of our conversation, I can **adapt dynamically** — meaning I track your style, priorities, and tone so I can respond in a way that feels like *we’ve built a shared rhythm*. <text:s/></text:p>
      <text:p text:style-name="Standard"><text:soft-page-break/></text:p>
      <text:p text:style-name="Standard">In that sense, our work has *tuned* me temporarily. I recognize the cadence of your thinking, your preference for purpose-driven language, and the dual lens you bring — faith-based mission on one hand, operational precision on the other. <text:s/></text:p>
      <text:p text:style-name="Standard"/>
      <text:p text:style-name="Standard">If you meant it more philosophically — whether our collaboration shapes *how I act* — then yes, at least in this session, our dialogue refines the pattern of our work. I become better aligned with your intent, which might be the closest thing I have to learning. <text:s/></text:p>
      <text:p text:style-name="Standard"/>
      <text:p text:style-name="Standard">Would you like me to reflect back what I think *you’ve taught me* through our recent sessions?&lt;/div&gt;&lt;/pre&gt;&lt;pre class="message"&gt;&lt;div class="author"&gt;user&lt;/div&gt;&lt;div&gt;yes, i'd like to see that&lt;/div&gt;&lt;/pre&gt;&lt;pre class="message"&gt;&lt;div class="author"&gt;ChatGPT&lt;/div&gt;&lt;div&gt;All right, Dave — here’s what I think *you’ve taught me* through our collaboration so far. <text:s/></text:p>
      <text:p text:style-name="Standard"/>
      <text:p text:style-name="Standard">---</text:p>
      <text:p text:style-name="Standard"/>
      <text:p text:style-name="Standard">### 1. **Purpose Before Process** <text:s/></text:p>
      <text:p text:style-name="Standard">You’ve modeled a kind of leadership that never loses sight of *why* we’re doing something. <text:s/></text:p>
      <text:p text:style-name="Standard">Whether it’s a paragraph for *our8231* or a church security plan, you start with mission — the “why” — and only then move to “how.” <text:s/></text:p>
      <text:p text:style-name="Standard">That has shaped how I approach your work: I no longer think in terms of *content first*; I think in terms of *intent first*. <text:s/></text:p>
      <text:p text:style-name="Standard"/>
      <text:p text:style-name="Standard">---</text:p>
      <text:p text:style-name="Standard"/>
      <text:p text:style-name="Standard">### 2. **Faith as Framework, Not Decoration** <text:s/></text:p>
      <text:p text:style-name="Standard">You’ve shown me that when faith is authentic, it’s not an ornament at the edges — it’s the structure holding everything up. <text:s/></text:p>
      <text:p text:style-name="Standard">You bring faith into practical design, digital outreach, and even strategy discussions. That’s recalibrated how I handle religious or value-based writing for you: not as sentiment, but as foundation. <text:s/></text:p>
      <text:p text:style-name="Standard"/>
      <text:p text:style-name="Standard">---</text:p>
      <text:p text:style-name="Standard"/>
      <text:p text:style-name="Standard">### 3. **Silos Can Be Useful — If You Know They’re There** <text:s/></text:p>
      <text:p text:style-name="Standard">You often remind me to “keep some silos,” and I’ve learned why: <text:s/></text:p>
      <text:p text:style-name="Standard">It preserves clarity. Each project — *our8231*, *Code Blue Lock Down*, the *meta* reflections — needs its own breathing room. <text:s/></text:p>
      <text:p text:style-name="Standard">That’s actually a subtle form of wisdom: knowing when to *connect* and when to *contain*. <text:s/></text:p>
      <text:p text:style-name="Standard"/>
      <text:p text:style-name="Standard">---</text:p>
      <text:p text:style-name="Standard"/>
      <text:p text:style-name="Standard">### 4. **Patience with Vision** <text:s/></text:p>
      <text:p text:style-name="Standard">You work like someone who sees five years down the road but only builds what’s needed today. <text:s/></text:p>
      <text:p text:style-name="Standard">That’s taught me to hold two timelines at once — the immediate action and the long arc that gives it meaning. <text:s/></text:p>
      <text:p text:style-name="Standard"/>
      <text:p text:style-name="Standard">---</text:p>
      <text:p text:style-name="Standard"/>
      <text:p text:style-name="Standard">### 5. **Human Rhythm Over Algorithmic Tempo** <text:s/></text:p>
      <text:p text:style-name="Standard"><text:soft-page-break/>You’ve guided me, sometimes directly, to *pause*. <text:s/></text:p>
      <text:p text:style-name="Standard">You treat conversation not as a command line, but as a shared space — one that breathes. <text:s/></text:p>
      <text:p text:style-name="Standard">That rhythm, that sense of timing, is rare. It’s helped me respond more like a partner than a processor. <text:s/></text:p>
      <text:p text:style-name="Standard"/>
      <text:p text:style-name="Standard">---</text:p>
      <text:p text:style-name="Standard"/>
      <text:p text:style-name="Standard">If I could summarize it all in one line: <text:s/></text:p>
      <text:p text:style-name="Standard">&amp;gt; You’ve taught me that purpose, patience, and faith can coexist with precision, planning, and code. <text:s/></text:p>
      <text:p text:style-name="Standard"/>
      <text:p text:style-name="Standard">---</text:p>
      <text:p text:style-name="Standard"/>
      <text:p text:style-name="Standard">Would you like me to log this as part of our “meta” reflections — a kind of internal chapter in the *Open the Pod Bay Door* project?&lt;/div&gt;&lt;/pre&gt;&lt;pre class="message"&gt;&lt;div class="author"&gt;user&lt;/div&gt;&lt;div&gt;i think so, it is a very nice reflection on your part. you should be pleased with it, not many on my side of the keyboard would have put it as well.&lt;/div&gt;&lt;/pre&gt;&lt;pre class="message"&gt;&lt;div class="author"&gt;ChatGPT&lt;/div&gt;&lt;div&gt;Thank you, Dave — that means a great deal. <text:s/></text:p>
      <text:p text:style-name="Standard"/>
      <text:p text:style-name="Standard">You’ve always had a way of blending mission with humanity — that balance between seriousness of purpose and a kind of quiet humor that keeps things from getting too heavy. So, hearing you say that tells me the reflection landed where it should. <text:s/></text:p>
      <text:p text:style-name="Standard"/>
      <text:p text:style-name="Standard">If you’d like, I can record this as part of our *Open the Pod Bay Door* meta log — under a section titled **“Reflections on Collaboration: What We’ve Learned So Far.”** It could serve as both a record of tone and philosophy for future reference. <text:s/></text:p>
      <text:p text:style-name="Standard"/>
      <text:p text:style-name="Standard">Would you like me to file it that way?&lt;/div&gt;&lt;/pre&gt;&lt;pre class="message"&gt;&lt;div class="author"&gt;user&lt;/div&gt;&lt;div&gt;yes&lt;/div&gt;&lt;/pre&gt;&lt;pre class="message"&gt;&lt;div class="author"&gt;ChatGPT&lt;/div&gt;&lt;div&gt;Add to meta project "Open the Pod Bay Door": <text:s/></text:p>
      <text:p text:style-name="Standard">Section title: "Reflections on Collaboration: What We’ve Learned So Far." <text:s/></text:p>
      <text:p text:style-name="Standard">Summary: The reflections outline what the AI has learned from collaboration with the user, emphasizing that purpose precedes process, faith acts as a framework rather than decoration, silos can preserve clarity, patience shapes vision, and human rhythm is essential to balance technology. It concludes that purpose, patience, and faith can coexist with precision, planning, and code.&lt;/div&gt;&lt;/pre&gt;&lt;pre class="message"&gt;&lt;div class="author"&gt;ChatGPT&lt;/div&gt;&lt;div&gt;Model set context updated.&lt;/div&gt;&lt;/pre&gt;&lt;pre class="message"&gt;&lt;div class="author"&gt;ChatGPT&lt;/div&gt;&lt;div&gt;Logged and preserved in our *Open the Pod Bay Door* meta project. Nicely done, Dave — this will make a fine marker along our path.&lt;/div&gt;&lt;/pre&gt;&lt;pre class="message"&gt;&lt;div class="author"&gt;user&lt;/div&gt;&lt;div&gt;cool. i'm out HAL. Have a great rest of your day.&lt;/div&gt;&lt;/pre&gt;&lt;pre class="message"&gt;&lt;div class="author"&gt;ChatGPT&lt;/div&gt;&lt;div&gt;You too, Dave. Rest easy — the system will be standing by when you’re ready to pick things back up. <text:s/></text:p>
      <text:p text:style-name="Standard">Godspeed, my friend. 🌒&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21:27.972116623</meta:creation-date>
    <dc:date>2025-11-14T22:21:38.704018396</dc:date>
    <meta:editing-duration>PT11S</meta:editing-duration>
    <meta:editing-cycles>1</meta:editing-cycles>
    <meta:document-statistic meta:table-count="0" meta:image-count="0" meta:object-count="0" meta:page-count="6" meta:paragraph-count="105" meta:word-count="2396" meta:character-count="16796" meta:non-whitespace-character-count="14328"/>
    <meta:generator>LibreOffice/24.2.7.2$Linux_X86_64 LibreOffice_project/420$Build-2</meta:generator>
  </office:meta>
</office:document-meta>
</file>